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paragraph-rsid="0000cfc4" style:font-weight-asian="normal" style:font-weight-complex="normal"/>
    </style:style>
    <style:style style:name="P2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3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itle">
      <style:text-properties fo:font-weight="normal" officeooo:paragraph-rsid="0000cfc4" style:font-weight-asian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officeooo:rsid="00026f8b" officeooo:paragraph-rsid="00026f8b"/>
    </style:style>
    <style:style style:name="P7" style:family="paragraph" style:parent-style-name="Table_20_Contents">
      <style:paragraph-properties fo:text-align="justify" style:justify-single-word="false"/>
      <style:text-properties officeooo:rsid="0000cfc4" officeooo:paragraph-rsid="0000cfc4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6f8b" style:font-weight-asian="normal" style:font-weight-complex="normal"/>
    </style:style>
    <style:style style:name="T3" style:family="text">
      <style:text-properties fo:font-weight="normal" officeooo:rsid="00037508" style:font-weight-asian="normal" style:font-weight-complex="normal"/>
    </style:style>
    <style:style style:name="T4" style:family="text">
      <style:text-properties officeooo:rsid="00026f8b"/>
    </style:style>
    <style:style style:name="T5" style:family="text">
      <style:text-properties officeooo:rsid="00037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o de Uso: Visualizar <text:span text:style-name="T4">Acervo Flora</text:span></text:p>
      <text:p text:style-name="P1"/>
      <text:h text:style-name="P10" text:outline-level="1">Atores</text:h>
      <text:p text:style-name="Text_20_body"><text:span text:style-name="T1"><text:tab/></text:span><text:span text:style-name="T2">Visitante</text:span></text:p>
      <text:h text:style-name="P10" text:outline-level="1">Descrição</text:h>
      <text:p text:style-name="P4"><text:span text:style-name="T1"><text:tab/></text:span><text:span text:style-name="T2">Visitante navegará até a página que contem informações sobre a </text:span><text:span text:style-name="T3">Flora</text:span><text:span text:style-name="T2"> catalogad</text:span><text:span text:style-name="T3">a</text:span><text:span text:style-name="T2"> no acervo, exibindo uma descrição sobre a </text:span><text:span text:style-name="T3">Fauna</text:span><text:span text:style-name="T2"> e os últimos exemplares catalogados.</text:span></text:p>
      <text:h text:style-name="P10" text:outline-level="1">Tipo</text:h>
      <text:p text:style-name="P2"><text:tab/>Primário e essencial.</text:p>
      <text:h text:style-name="P10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Ação do Ator</text:p>
          </table:table-cell>
          <table:table-cell table:style-name="Tabela1.B1" office:value-type="string">
            <text:p text:style-name="P7">Resposta do Sistema</text:p>
          </table:table-cell>
        </table:table-row>
        <table:table-row>
          <table:table-cell table:style-name="Tabela1.A2" office:value-type="string">
            <text:p text:style-name="P6">1 – Visitante acessara a página de acervo <text:span text:style-name="T5">da flora.</text:span></text:p>
          </table:table-cell>
          <table:table-cell table:style-name="Tabela1.B2" office:value-type="string">
            <text:p text:style-name="P8"><text:span text:style-name="T4">2 – Sistema retorna </text:span>página<text:span text:style-name="T4"> que contem informações gerais sobre a flora e exibe os últimos exemplares da flora. A página </text:span>também<text:span text:style-name="T4"> contem um campo de busca que redireciona para a página Geral do Acervo.</text:span>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</table:table>
      <text:p text:style-name="P3"/>
      <text:h text:style-name="P10" text:outline-level="1">Fluxo Alternativ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0:39:11.327000000</dc:date>
    <meta:editing-duration>PT1M4S</meta:editing-duration>
    <meta:editing-cycles>5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3" meta:word-count="96" meta:character-count="566" meta:non-whitespace-character-count="483"/>
  </office:meta>
</office:document-meta>
</file>